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 (Основной текст)" svg:font-family="'Calibri (Основной текст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7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7.606cm"/>
    </style:style>
    <style:style style:name="co5" style:family="table-column">
      <style:table-column-properties fo:break-before="auto" style:column-width="10.793cm"/>
    </style:style>
    <style:style style:name="co6" style:family="table-column">
      <style:table-column-properties fo:break-before="auto" style:column-width="8.109cm"/>
    </style:style>
    <style:style style:name="co7" style:family="table-column">
      <style:table-column-properties fo:break-before="auto" style:column-width="1.871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1.085cm"/>
    </style:style>
    <style:style style:name="co10" style:family="table-column">
      <style:table-column-properties fo:break-before="auto" style:column-width="0.229cm"/>
    </style:style>
    <style:style style:name="co11" style:family="table-column">
      <style:table-column-properties fo:break-before="auto" style:column-width="0.427cm"/>
    </style:style>
    <style:style style:name="co12" style:family="table-column">
      <style:table-column-properties fo:break-before="auto" style:column-width="3.119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66cm"/>
    </style:style>
    <style:style style:name="co15" style:family="table-column">
      <style:table-column-properties fo:break-before="auto" style:column-width="0.492cm"/>
    </style:style>
    <style:style style:name="co16" style:family="table-column">
      <style:table-column-properties fo:break-before="auto" style:column-width="1.739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917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4.48cm" fo:break-before="auto" style:use-optimal-row-height="false"/>
    </style:style>
    <style:style style:name="ro6" style:family="table-row">
      <style:table-row-properties style:row-height="3.81cm" fo:break-before="auto" style:use-optimal-row-height="false"/>
    </style:style>
    <style:style style:name="ro7" style:family="table-row">
      <style:table-row-properties style:row-height="5.133cm" fo:break-before="auto" style:use-optimal-row-height="false"/>
    </style:style>
    <style:style style:name="ro8" style:family="table-row">
      <style:table-row-properties style:row-height="5.659cm" fo:break-before="auto" style:use-optimal-row-height="false"/>
    </style:style>
    <style:style style:name="ro9" style:family="table-row">
      <style:table-row-properties style:row-height="5.001cm" fo:break-before="auto" style:use-optimal-row-height="false"/>
    </style:style>
    <style:style style:name="ro10" style:family="table-row">
      <style:table-row-properties style:row-height="5.89cm" fo:break-before="auto" style:use-optimal-row-height="false"/>
    </style:style>
    <style:style style:name="ro11" style:family="table-row">
      <style:table-row-properties style:row-height="3.027cm" fo:break-before="auto" style:use-optimal-row-height="false"/>
    </style:style>
    <style:style style:name="ro12" style:family="table-row">
      <style:table-row-properties style:row-height="3.916cm" fo:break-before="auto" style:use-optimal-row-height="false"/>
    </style:style>
    <style:style style:name="ro13" style:family="table-row">
      <style:table-row-properties style:row-height="3.598cm" fo:break-before="auto" style:use-optimal-row-height="false"/>
    </style:style>
    <style:style style:name="ro14" style:family="table-row">
      <style:table-row-properties style:row-height="4.374cm" fo:break-before="auto" style:use-optimal-row-height="false"/>
    </style:style>
    <style:style style:name="ro15" style:family="table-row">
      <style:table-row-properties style:row-height="4.179cm" fo:break-before="auto" style:use-optimal-row-height="false"/>
    </style:style>
    <style:style style:name="ro16" style:family="table-row">
      <style:table-row-properties style:row-height="3.62cm" fo:break-before="auto" style:use-optimal-row-height="false"/>
    </style:style>
    <style:style style:name="ro17" style:family="table-row">
      <style:table-row-properties style:row-height="2.764cm" fo:break-before="auto" style:use-optimal-row-height="false"/>
    </style:style>
    <style:style style:name="ro18" style:family="table-row">
      <style:table-row-properties style:row-height="3.784cm" fo:break-before="auto" style:use-optimal-row-height="false"/>
    </style:style>
    <style:style style:name="ro19" style:family="table-row">
      <style:table-row-properties style:row-height="4.738cm" fo:break-before="auto" style:use-optimal-row-height="false"/>
    </style:style>
    <style:style style:name="ro20" style:family="table-row">
      <style:table-row-properties style:row-height="4.277cm" fo:break-before="auto" style:use-optimal-row-height="false"/>
    </style:style>
    <style:style style:name="ro21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fo:background-color="#deebf7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ackground-color="#203864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4" style:family="table-cell" style:parent-style-name="Excel_20_Built-in_20_Normal">
      <style:table-cell-properties fo:background-color="#deebf7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8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0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 (Основной текст)" fo:font-size="14pt" fo:font-style="normal" fo:text-shadow="none" style:text-underline-style="none" fo:font-weight="bold" style:font-size-asian="14pt" style:font-style-asian="normal" style:font-weight-asian="bold" style:font-name-complex="Calibri (Основной текст)" style:font-size-complex="14pt" style:font-style-complex="normal" style:font-weight-complex="bold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font-name="Calibri (Основной текст)" fo:font-size="14pt" fo:font-weight="bold" style:font-size-asian="14pt" style:font-weight-asian="bold" style:font-name-complex="Calibri (Основной текст)" style:font-size-complex="14pt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865357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ackground-color="#deebf7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deebf7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ackground-color="#203864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0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803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bdd7e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Excel_20_Built-in_20_Normal">
      <style:table-cell-properties fo:background-color="#3333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0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641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Excel_20_Built-in_20_Normal">
      <style:table-cell-properties fo:background-color="#333399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641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fo:color="#00641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6411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Excel_20_Built-in_20_Normal">
      <style:table-cell-properties style:diagonal-bl-tr="none" style:diagonal-tl-br="none" fo:border="0.035cm solid #000000" style:rotation-align="none"/>
      <style:text-properties fo:color="#dd080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Result)" table:allow-empty-cell="false" table:display-list="unsorted" table:base-cell-address="'ДЗ №5'.L13">
          <table:help-message table:display="true"/>
          <table:error-message table:message-type="stop" table:display="true"/>
        </table:content-validation>
        <table:content-validation table:name="val2" table:condition="of:cell-content-is-in-list(Result)" table:allow-empty-cell="false" table:display-list="unsorted" table:base-cell-address="'ДЗ №5'.AT12">
          <table:error-message table:message-type="stop" table:display="true"/>
        </table:content-validation>
      </table:content-validations>
      <table:table table:name="ДЗ №5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1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3" table:default-cell-style-name="Excel_20_Built-in_20_Normal"/>
        <table:table-column table:style-name="co15" table:default-cell-style-name="Excel_20_Built-in_20_Normal"/>
        <table:table-column table:style-name="co16" table:number-columns-repeated="103" table:default-cell-style-name="Excel_20_Built-in_20_Normal"/>
        <table:table-row table:style-name="ro1">
          <table:table-cell table:style-name="ce1"/>
          <table:table-cell table:style-name="ce4" table:number-columns-repeated="8"/>
          <table:table-cell table:style-name="ce25" office:value-type="string">
            <text:p>Общее Failed</text:p>
          </table:table-cell>
          <table:table-cell table:style-name="ce29"/>
          <table:table-cell table:style-name="ce32" table:formula="of:=COUNTIF([.L$8:.L$22];&quot;failed&quot;)" office:value-type="float" office:value="0">
            <text:p>0</text:p>
          </table:table-cell>
          <table:table-cell table:style-name="ce29"/>
          <table:table-cell table:style-name="ce32" table:formula="of:=COUNTIF([.N$8:.N$41];&quot;failed&quot;)" office:value-type="float" office:value="0">
            <text:p>0</text:p>
          </table:table-cell>
          <table:table-cell table:style-name="ce29"/>
          <table:table-cell table:style-name="ce32" table:formula="of:=COUNTIF([.P$8:.P$41];&quot;failed&quot;)" office:value-type="float" office:value="0">
            <text:p>0</text:p>
          </table:table-cell>
          <table:table-cell table:style-name="ce29"/>
          <table:table-cell table:style-name="ce32" table:formula="of:=COUNTIF([.R$8:.R$41];&quot;failed&quot;)" office:value-type="float" office:value="0">
            <text:p>0</text:p>
          </table:table-cell>
          <table:table-cell table:style-name="ce29"/>
          <table:table-cell table:style-name="ce32" table:formula="of:=COUNTIF([.T$8:.T$41];&quot;failed&quot;)" office:value-type="float" office:value="0">
            <text:p>0</text:p>
          </table:table-cell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">
          <table:table-cell table:style-name="ce1"/>
          <table:table-cell table:style-name="ce4" table:number-columns-repeated="8"/>
          <table:table-cell table:style-name="ce25" office:value-type="string">
            <text:p>Общее Passed</text:p>
          </table:table-cell>
          <table:table-cell table:style-name="ce29"/>
          <table:table-cell table:style-name="ce33" table:formula="of:=COUNTIF([.L$8:.L$22];&quot;passed&quot;)" office:value-type="float" office:value="0">
            <text:p>0</text:p>
          </table:table-cell>
          <table:table-cell table:style-name="ce29"/>
          <table:table-cell table:style-name="ce33" table:formula="of:=COUNTIF([.N$8:.N$22];&quot;passed&quot;)" office:value-type="float" office:value="0">
            <text:p>0</text:p>
          </table:table-cell>
          <table:table-cell table:style-name="ce29"/>
          <table:table-cell table:style-name="ce33" table:formula="of:=COUNTIF([.P$8:.P$22];&quot;passed&quot;)" office:value-type="float" office:value="0">
            <text:p>0</text:p>
          </table:table-cell>
          <table:table-cell table:style-name="ce29"/>
          <table:table-cell table:style-name="ce33" table:formula="of:=COUNTIF([.R$8:.R$22];&quot;passed&quot;)" office:value-type="float" office:value="0">
            <text:p>0</text:p>
          </table:table-cell>
          <table:table-cell table:style-name="ce29"/>
          <table:table-cell table:style-name="ce33" table:formula="of:=COUNTIF([.T$8:.T$22];&quot;passed&quot;)" office:value-type="float" office:value="0">
            <text:p>0</text:p>
          </table:table-cell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">
          <table:table-cell table:style-name="ce1"/>
          <table:table-cell table:style-name="ce4" table:number-columns-repeated="8"/>
          <table:table-cell table:style-name="ce26" office:value-type="string">
            <text:p>Дата</text:p>
          </table:table-cell>
          <table:table-cell table:style-name="ce29"/>
          <table:table-cell table:style-name="ce34" office:value-type="date" office:date-value="2020-07-21">
            <text:p>21.07.2020</text:p>
          </table:table-cell>
          <table:table-cell table:style-name="ce29"/>
          <table:table-cell table:style-name="ce34"/>
          <table:table-cell table:style-name="ce29"/>
          <table:table-cell table:style-name="ce34"/>
          <table:table-cell table:style-name="ce29"/>
          <table:table-cell table:style-name="ce34"/>
          <table:table-cell table:style-name="ce29"/>
          <table:table-cell table:style-name="ce34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2">
          <table:table-cell table:style-name="ce1"/>
          <table:table-cell table:style-name="ce4" table:number-columns-repeated="8"/>
          <table:table-cell table:style-name="ce26" office:value-type="string">
            <text:p>Билд</text:p>
          </table:table-cell>
          <table:table-cell table:style-name="ce29"/>
          <table:table-cell table:style-name="ce35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3">
          <table:table-cell table:style-name="ce1"/>
          <table:table-cell table:style-name="ce4" table:number-columns-repeated="8"/>
          <table:table-cell table:style-name="ce26" office:value-type="string">
            <text:p>Браузер</text:p>
          </table:table-cell>
          <table:table-cell table:style-name="ce29"/>
          <table:table-cell table:style-name="ce35" office:value-type="string">
            <text:p>Firefox</text:p>
          </table:table-cell>
          <table:table-cell table:style-name="ce29"/>
          <table:table-cell table:style-name="ce35" office:value-type="string">
            <text:p>Firefox</text:p>
          </table:table-cell>
          <table:table-cell table:style-name="ce29"/>
          <table:table-cell table:style-name="ce35" office:value-type="string">
            <text:p>Firefox</text:p>
          </table:table-cell>
          <table:table-cell table:style-name="ce29"/>
          <table:table-cell table:style-name="ce35" office:value-type="string">
            <text:p>IE 11</text:p>
          </table:table-cell>
          <table:table-cell table:style-name="ce29"/>
          <table:table-cell table:style-name="ce35" office:value-type="string">
            <text:p>Firefox</text:p>
          </table:table-cell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4">
          <table:table-cell table:style-name="ce1"/>
          <table:table-cell table:style-name="ce5" office:value-type="string" table:number-columns-spanned="1" table:number-rows-spanned="2">
            <text:p>№</text:p>
          </table:table-cell>
          <table:table-cell table:style-name="ce10" office:value-type="string" table:number-columns-spanned="1" table:number-rows-spanned="2">
            <text:p>Функциональная группа</text:p>
          </table:table-cell>
          <table:table-cell table:style-name="ce10" office:value-type="string" table:number-columns-spanned="1" table:number-rows-spanned="2">
            <text:p>Название теста</text:p>
          </table:table-cell>
          <table:table-cell table:style-name="ce5" office:value-type="string" table:number-columns-spanned="2" table:number-rows-spanned="1">
            <text:p>Подход</text:p>
          </table:table-cell>
          <table:covered-table-cell table:style-name="ce5"/>
          <table:table-cell table:style-name="ce10" office:value-type="string" table:number-columns-spanned="1" table:number-rows-spanned="2">
            <text:p>задача</text:p>
          </table:table-cell>
          <table:table-cell table:style-name="ce19" office:value-type="string" table:number-columns-spanned="1" table:number-rows-spanned="2">
            <text:p>Приоритет </text:p>
          </table:table-cell>
          <table:table-cell table:style-name="ce19" office:value-type="string" table:number-columns-spanned="1" table:number-rows-spanned="2">
            <text:p>Автоматизирвоано</text:p>
          </table:table-cell>
          <table:table-cell table:style-name="ce27" table:number-columns-spanned="1" table:number-rows-spanned="2"/>
          <table:table-cell table:style-name="ce30"/>
          <table:table-cell table:style-name="ce36" office:value-type="string" table:number-columns-spanned="1" table:number-rows-spanned="2">
            <text:p>Пройдено</text:p>
            <text:p/>
          </table:table-cell>
          <table:table-cell table:style-name="ce29"/>
          <table:table-cell table:style-name="ce36" office:value-type="string" table:number-columns-spanned="1" table:number-rows-spanned="2">
            <text:p>Результат</text:p>
            <text:p/>
          </table:table-cell>
          <table:table-cell table:style-name="ce29"/>
          <table:table-cell table:style-name="ce36" table:number-columns-spanned="1" table:number-rows-spanned="2"/>
          <table:table-cell table:style-name="ce29"/>
          <table:table-cell table:style-name="ce36" table:number-columns-spanned="1" table:number-rows-spanned="2"/>
          <table:table-cell table:style-name="ce29"/>
          <table:table-cell table:style-name="ce36" table:number-columns-spanned="1" table:number-rows-spanned="2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5">
          <table:table-cell table:style-name="ce1"/>
          <table:covered-table-cell table:style-name="ce5"/>
          <table:covered-table-cell table:style-name="ce11"/>
          <table:covered-table-cell table:style-name="ce10"/>
          <table:table-cell table:style-name="ce10" office:value-type="string">
            <text:p>Шаги</text:p>
          </table:table-cell>
          <table:table-cell table:style-name="ce10" office:value-type="string">
            <text:p>Ожидаемый результат</text:p>
          </table:table-cell>
          <table:covered-table-cell table:style-name="ce11"/>
          <table:covered-table-cell table:style-name="ce20"/>
          <table:covered-table-cell table:style-name="ce21"/>
          <table:covered-table-cell table:style-name="ce28"/>
          <table:table-cell table:style-name="ce30"/>
          <table:covered-table-cell table:style-name="ce36"/>
          <table:table-cell table:style-name="ce29"/>
          <table:covered-table-cell table:style-name="ce36"/>
          <table:table-cell table:style-name="ce29"/>
          <table:covered-table-cell table:style-name="ce36"/>
          <table:table-cell table:style-name="ce29"/>
          <table:covered-table-cell table:style-name="ce36"/>
          <table:table-cell table:style-name="ce29"/>
          <table:covered-table-cell table:style-name="ce36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6">
          <table:table-cell table:style-name="ce1"/>
          <table:table-cell table:style-name="ce6" office:value-type="float" office:value="1">
            <text:p>1</text:p>
          </table:table-cell>
          <table:table-cell table:style-name="ce12" office:value-type="string">
            <text:p><text:s/>сообщения</text:p>
          </table:table-cell>
          <table:table-cell table:style-name="ce6" office:value-type="string">
            <text:p><text:s/>отправки сообщения</text:p>
          </table:table-cell>
          <table:table-cell table:style-name="ce16" office:value-type="string">
            <text:p>зайти в систему; <text:s text:c="4"/><text:s text:c="11"/><text:s text:c="11"/><text:s text:c="11"/><text:s text:c="11"/><text:s text:c="11"/><text:s text:c="11"/><text:s text:c="4"/>в меню выбрать кнопку «сообщения»; <text:s text:c="2"/><text:s text:c="11"/><text:s text:c="11"/><text:s text:c="8"/>в поле «поиск» <text:span text:style-name="T1">ввес</text:span><text:span text:style-name="T1">ти </text:span><text:span text:style-name="T1">необ</text:span><text:span text:style-name="T1">ходи</text:span><text:span text:style-name="T1">мые </text:span><text:span text:style-name="T1">данн</text:span><text:span text:style-name="T1">ые</text:span>; <text:s text:c="3"/><text:s text:c="9"/>нажать на нужный контакт; <text:s text:c="3"/><text:s text:c="11"/><text:s text:c="11"/><text:s text:c="11"/><text:s text:c="11"/><text:s text:c="6"/>в поле «текст сообщения» <text:s/>набирает текст; <text:s text:c="9"/><text:s text:c="11"/><text:s text:c="4"/>нажимаем кнопку «отправить»; <text:s text:c="3"/><text:s text:c="11"/><text:s text:c="11"/><text:s text:c="11"/><text:s text:c="11"/><text:s text:c="2"/></text:p>
          </table:table-cell>
          <table:table-cell table:style-name="ce6" office:value-type="string">
            <text:p>в поле переписки с выбранным контактом отобразился набранный текст.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31"/>
          <table:table-cell table:style-name="ce37" table:content-validation-name="val1" office:value-type="string">
            <text:p>пройдено </text:p>
          </table:table-cell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7">
          <table:table-cell table:style-name="ce1"/>
          <table:table-cell table:style-name="ce6" office:value-type="float" office:value="2">
            <text:p>2</text:p>
          </table:table-cell>
          <table:table-cell table:style-name="ce12"/>
          <table:table-cell table:style-name="ce6" office:value-type="string">
            <text:p>удаление сообщения</text:p>
          </table:table-cell>
          <table:table-cell table:style-name="ce16" office:value-type="string">
            <text:p>зайти в систему; <text:s text:c="4"/><text:s text:c="11"/><text:s text:c="11"/><text:s text:c="11"/><text:s text:c="11"/><text:s text:c="11"/><text:s text:c="11"/><text:s text:c="4"/>в меню выбрать кнопку «сообщения»; <text:s text:c="2"/><text:s text:c="11"/><text:s text:c="11"/><text:s text:c="8"/>в поле «поиск» <text:span text:style-name="T1">ввес</text:span><text:span text:style-name="T1">ти </text:span><text:span text:style-name="T1">необ</text:span><text:span text:style-name="T1">ходи</text:span><text:span text:style-name="T1">мые </text:span><text:span text:style-name="T1">данн</text:span><text:span text:style-name="T1">ые</text:span>; <text:s text:c="3"/><text:s text:c="9"/>нажать на нужный контакт; <text:s text:c="3"/><text:s text:c="11"/><text:s text:c="11"/><text:s text:c="11"/><text:s text:c="11"/><text:s text:c="6"/>в поле «текст сообщения» <text:s/>набирает текст; <text:s text:c="9"/><text:s text:c="11"/><text:s text:c="4"/>нажимаем кнопку «отправить»; <text:s text:c="3"/><text:s text:c="11"/><text:s text:c="11"/><text:s text:c="11"/><text:s text:c="10"/>нажать на отправленное сообщение; <text:s text:c="7"/><text:s text:c="11"/><text:s text:c="11"/><text:s text:c="5"/>вверху нажать на знак «удалить»; <text:s text:c="7"/><text:s text:c="11"/><text:s text:c="11"/><text:s text:c="11"/><text:s/>в всплывающем окне подтвердить удаление нажав кнопку «удалить»; <text:s text:c="7"/><text:s text:c="11"/><text:s text:c="11"/><text:s text:c="11"/><text:s text:c="6"/></text:p>
          </table:table-cell>
          <table:table-cell table:style-name="ce6" office:value-type="string">
            <text:p>в поле диалога сообщение отобразилось с фразой «удаленное»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31"/>
          <table:table-cell table:style-name="ce37" table:content-validation-name="val1" office:value-type="string">
            <text:p>пройдено </text:p>
          </table:table-cell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8">
          <table:table-cell table:style-name="ce1"/>
          <table:table-cell table:style-name="ce6" office:value-type="float" office:value="3">
            <text:p>3</text:p>
          </table:table-cell>
          <table:table-cell table:style-name="ce12"/>
          <table:table-cell table:style-name="ce6" office:value-type="string">
            <text:p>восстановить только что отправленное сообщение</text:p>
          </table:table-cell>
          <table:table-cell table:style-name="ce16" office:value-type="string">
            <text:p>зайти в систему; <text:s text:c="4"/><text:s text:c="11"/><text:s text:c="11"/><text:s text:c="11"/><text:s text:c="11"/><text:s text:c="11"/><text:s text:c="11"/><text:s text:c="4"/>в меню выбрать кнопку «сообщения»; <text:s text:c="2"/><text:s text:c="11"/><text:s text:c="11"/><text:s text:c="8"/>в поле «поиск» <text:span text:style-name="T1">ввес</text:span><text:span text:style-name="T1">ти </text:span><text:span text:style-name="T1">необ</text:span><text:span text:style-name="T1">ходи</text:span><text:span text:style-name="T1">мые </text:span><text:span text:style-name="T1">данн</text:span><text:span text:style-name="T1">ые</text:span>; <text:s text:c="3"/><text:s text:c="9"/>нажать на нужный контакт; <text:s text:c="3"/><text:s text:c="11"/><text:s text:c="11"/><text:s text:c="11"/><text:s text:c="11"/><text:s text:c="6"/>в поле «текст сообщения» <text:s/>набирает текст; <text:s text:c="9"/><text:s text:c="11"/><text:s text:c="4"/>нажимаем кнопку «отправить»; <text:s text:c="3"/><text:s text:c="11"/><text:s text:c="11"/><text:s text:c="11"/><text:s text:c="10"/>нажать на отправленное сообщение; <text:s text:c="7"/><text:s text:c="11"/><text:s text:c="11"/><text:s text:c="5"/>вверху нажать на знак «удалить»; <text:s text:c="7"/><text:s text:c="11"/><text:s text:c="11"/><text:s text:c="11"/><text:s/>в всплывающем окне подтвердить удаление нажав кнопку «удалить»; <text:s text:c="7"/><text:s text:c="11"/><text:s text:c="11"/><text:s text:c="11"/><text:s text:c="11"/><text:s text:c="11"/><text:s text:c="8"/>в поле диалога рядом с удаленным сообщением нажать кнопку «восстановить»; <text:s text:c="7"/><text:s text:c="11"/><text:s text:c="11"/><text:s text:c="4"/></text:p>
          </table:table-cell>
          <table:table-cell table:style-name="ce6" office:value-type="string">
            <text:p>в поле переписки с выбранным контактом отобразилось удаленное сообщение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31"/>
          <table:table-cell table:style-name="ce37" table:content-validation-name="val1" office:value-type="string">
            <text:p>пройдено </text:p>
          </table:table-cell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7">
          <table:table-cell table:style-name="ce1"/>
          <table:table-cell table:style-name="ce6" office:value-type="float" office:value="4">
            <text:p>4</text:p>
          </table:table-cell>
          <table:table-cell table:style-name="ce12"/>
          <table:table-cell table:style-name="ce6" office:value-type="string">
            <text:p>отправка сообщения с документом</text:p>
          </table:table-cell>
          <table:table-cell table:style-name="ce16" office:value-type="string">
            <text:p>зайти в систему; <text:s text:c="4"/><text:s text:c="11"/><text:s text:c="11"/><text:s text:c="11"/><text:s text:c="11"/><text:s text:c="11"/><text:s text:c="11"/><text:s text:c="4"/>в меню выбрать кнопку «сообщения»; <text:s text:c="2"/><text:s text:c="11"/><text:s text:c="11"/><text:s text:c="8"/>в поле «поиск» <text:span text:style-name="T1">ввес</text:span><text:span text:style-name="T1">ти </text:span><text:span text:style-name="T1">необ</text:span><text:span text:style-name="T1">ходи</text:span><text:span text:style-name="T1">мые </text:span><text:span text:style-name="T1">данн</text:span><text:span text:style-name="T1">ые</text:span>; <text:s text:c="3"/><text:s text:c="9"/>нажать на нужный контакт; <text:s text:c="3"/><text:s text:c="11"/><text:s text:c="11"/><text:s text:c="11"/><text:s text:c="11"/><text:s text:c="6"/>слева от поля <text:s/>«текст сообщения» <text:s/>нажимаем кнопку «добавить»; <text:s text:c="7"/><text:s text:c="11"/><text:s text:c="11"/><text:s text:c="11"/><text:s text:c="11"/><text:s text:c="11"/><text:s text:c="11"/><text:s text:c="6"/>из предложенных действий выбираем «документ»; <text:s text:c="5"/><text:s text:c="6"/>нажимаем «загрузить новый документ»; <text:s text:c="7"/><text:s text:c="10"/>добавляем; <text:s text:c="6"/><text:s text:c="11"/><text:s text:c="11"/><text:s text:c="11"/><text:s text:c="11"/><text:s text:c="11"/><text:s text:c="4"/>нажимаем отправить; <text:s text:c="9"/><text:s text:c="11"/><text:s text:c="11"/><text:s text:c="8"/></text:p>
          </table:table-cell>
          <table:table-cell table:style-name="ce6" office:value-type="string">
            <text:p>в поле диалога отобразилось сообщение с документом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31"/>
          <table:table-cell table:style-name="ce37" table:content-validation-name="val1" office:value-type="string">
            <text:p>пройдено </text:p>
          </table:table-cell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9">
          <table:table-cell table:style-name="ce1"/>
          <table:table-cell table:style-name="ce6" office:value-type="float" office:value="5">
            <text:p>5</text:p>
          </table:table-cell>
          <table:table-cell table:style-name="ce12"/>
          <table:table-cell table:style-name="ce6" office:value-type="string">
            <text:p>отправка сообщения с музыкой</text:p>
          </table:table-cell>
          <table:table-cell table:style-name="ce16" office:value-type="string">
            <text:p>зайти в систему; <text:s text:c="4"/><text:s text:c="11"/><text:s text:c="11"/><text:s text:c="11"/><text:s text:c="11"/><text:s text:c="11"/><text:s text:c="11"/><text:s text:c="4"/>в меню выбрать кнопку «сообщения»; <text:s text:c="2"/><text:s text:c="11"/><text:s text:c="11"/><text:s text:c="8"/>в поле «поиск» <text:span text:style-name="T1">ввес</text:span><text:span text:style-name="T1">ти </text:span><text:span text:style-name="T1">необ</text:span><text:span text:style-name="T1">ходи</text:span><text:span text:style-name="T1">мые </text:span><text:span text:style-name="T1">данн</text:span><text:span text:style-name="T1">ые</text:span>; <text:s text:c="3"/><text:s text:c="9"/>нажать на нужный контакт; <text:s text:c="3"/><text:s text:c="11"/><text:s text:c="11"/><text:s text:c="11"/><text:s text:c="11"/><text:s text:c="6"/>слева от поля <text:s/>«текст сообщения» <text:s/>нажимаем кнопку «добавить»; <text:s text:c="7"/><text:s text:c="11"/><text:s text:c="11"/><text:s text:c="11"/><text:s text:c="11"/><text:s text:c="11"/><text:s text:c="11"/><text:s text:c="6"/>из предложенных действий выбираем «аудиозапись»; <text:s text:c="6"/>выбираем нужную аудиозапись из списка нажав кнопку «прикрепить»; <text:s text:c="11"/><text:s text:c="11"/><text:s text:c="11"/><text:s text:c="11"/><text:s text:c="11"/><text:s text:c="11"/><text:s text:c="10"/>нажимаем отправить; <text:s text:c="3"/></text:p>
          </table:table-cell>
          <table:table-cell table:style-name="ce6" office:value-type="string">
            <text:p>в поле диалога отобразилось сообщение с музыкой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0">
          <table:table-cell table:style-name="ce1"/>
          <table:table-cell table:style-name="ce6" office:value-type="float" office:value="6">
            <text:p>6</text:p>
          </table:table-cell>
          <table:table-cell table:style-name="ce12"/>
          <table:table-cell table:style-name="ce6" office:value-type="string">
            <text:p>отправка сообщения с фото</text:p>
          </table:table-cell>
          <table:table-cell table:style-name="ce16" office:value-type="string">
            <text:p>зайти в систему; <text:s text:c="4"/><text:s text:c="11"/><text:s text:c="11"/><text:s text:c="11"/><text:s text:c="11"/><text:s text:c="11"/><text:s text:c="11"/><text:s text:c="4"/>в меню выбрать кнопку «сообщения»; <text:s text:c="2"/><text:s text:c="11"/><text:s text:c="11"/><text:s text:c="8"/>в поле «поиск» <text:span text:style-name="T1">ввес</text:span><text:span text:style-name="T1">ти </text:span><text:span text:style-name="T1">необ</text:span><text:span text:style-name="T1">ходи</text:span><text:span text:style-name="T1">мые </text:span><text:span text:style-name="T1">данн</text:span><text:span text:style-name="T1">ые</text:span>; <text:s text:c="3"/><text:s text:c="9"/>нажать на нужный контакт; <text:s text:c="3"/><text:s text:c="11"/><text:s text:c="11"/><text:s text:c="11"/><text:s text:c="11"/><text:s text:c="6"/>слева от поля <text:s/>«текст сообщения» <text:s/>нажимаем кнопку «добавить»; <text:s text:c="7"/><text:s text:c="11"/><text:s text:c="11"/><text:s text:c="11"/><text:s text:c="11"/><text:s text:c="11"/><text:s text:c="11"/><text:s text:c="6"/>из предложенных действий выбираем «фотография»; <text:s text:c="7"/>нажимаем «загрузить новый документ»; <text:s text:c="7"/><text:s text:c="11"/><text:s text:c="11"/><text:s/>нажимаем отправить; <text:s text:c="9"/><text:s text:c="11"/><text:s text:c="11"/><text:s text:c="11"/><text:s text:c="10"/>добавляем; <text:s text:c="6"/><text:s text:c="11"/><text:s text:c="11"/><text:s text:c="11"/><text:s text:c="11"/><text:s text:c="11"/><text:s text:c="11"/><text:s text:c="4"/>нажимаем отправить; <text:s text:c="3"/></text:p>
          </table:table-cell>
          <table:table-cell table:style-name="ce6" office:value-type="string">
            <text:p>в поле диалога отобразилось сообщение с фото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1">
          <table:table-cell table:style-name="ce1"/>
          <table:table-cell table:style-name="ce6" office:value-type="float" office:value="7">
            <text:p>7</text:p>
          </table:table-cell>
          <table:table-cell table:style-name="ce13" office:value-type="string">
            <text:p>музыка</text:p>
          </table:table-cell>
          <table:table-cell table:style-name="ce6" office:value-type="string">
            <text:p>поиск аудиозаписи</text:p>
          </table:table-cell>
          <table:table-cell table:style-name="ce16" office:value-type="string">
            <text:p>зайти в систему; <text:s text:c="4"/><text:s text:c="11"/><text:s text:c="11"/><text:s text:c="11"/><text:s text:c="11"/><text:s text:c="11"/><text:s text:c="11"/><text:s text:c="4"/>в меню выбрать кнопку «музыка»; <text:s text:c="9"/><text:s text:c="11"/><text:s text:c="11"/><text:s text:c="8"/>в поле «поиск» <text:span text:style-name="T1">ввес</text:span><text:span text:style-name="T1">ти </text:span><text:span text:style-name="T1">необ</text:span><text:span text:style-name="T1">ходи</text:span><text:span text:style-name="T1">мые </text:span><text:span text:style-name="T1">данн</text:span><text:span text:style-name="T1">ые</text:span>; <text:s text:c="3"/><text:s text:c="9"/>нажать кнопку поиска; <text:s text:c="5"/><text:s text:c="11"/><text:s text:c="11"/><text:s text:c="11"/><text:s text:c="11"/><text:s text:c="11"/>в каталоге выбрать нужную аудиозапись; <text:s text:c="3"/><text:s text:c="11"/><text:s text:c="11"/><text:s text:c="11"/><text:s text:c="11"/><text:s text:c="11"/><text:s text:c="11"/><text:s text:c="4"/></text:p>
          </table:table-cell>
          <table:table-cell table:style-name="ce6" office:value-type="string">
            <text:p>в поле отобразился список аудиозаписей соответствующих параметрам поиска</text:p>
          </table:table-cell>
          <table:table-cell table:style-name="ce6"/>
          <table:table-cell table:style-name="ce17"/>
          <table:table-cell table:style-name="ce23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2">
          <table:table-cell table:style-name="ce1"/>
          <table:table-cell table:style-name="ce6" office:value-type="float" office:value="8">
            <text:p>8</text:p>
          </table:table-cell>
          <table:table-cell table:style-name="ce6"/>
          <table:table-cell table:style-name="ce6" office:value-type="string">
            <text:p>воспроизведение аудиозаписи</text:p>
          </table:table-cell>
          <table:table-cell table:style-name="ce16" office:value-type="string">
            <text:p>зайти в систему; <text:s text:c="4"/><text:s text:c="11"/><text:s text:c="11"/><text:s text:c="11"/><text:s text:c="11"/><text:s text:c="11"/><text:s text:c="11"/><text:s text:c="4"/>в меню выбрать кнопку «музыка»; <text:s text:c="9"/><text:s text:c="11"/><text:s text:c="11"/><text:s text:c="8"/>в поле «поиск» <text:span text:style-name="T1">ввес</text:span><text:span text:style-name="T1">ти </text:span><text:span text:style-name="T1">необ</text:span><text:span text:style-name="T1">ходи</text:span><text:span text:style-name="T1">мые </text:span><text:span text:style-name="T1">данн</text:span><text:span text:style-name="T1">ые</text:span>; <text:s text:c="3"/><text:s text:c="9"/>нажать кнопку поиска; <text:s text:c="5"/><text:s text:c="11"/><text:s text:c="11"/><text:s text:c="11"/><text:s text:c="11"/><text:s text:c="11"/>нажать на нужную аудиозапись; <text:s text:c="3"/><text:s text:c="11"/><text:s text:c="11"/><text:s text:c="11"/><text:s text:c="11"/><text:s text:c="11"/><text:s text:c="11"/><text:s text:c="11"/><text:s text:c="11"/><text:s text:c="7"/></text:p>
          </table:table-cell>
          <table:table-cell table:style-name="ce6" office:value-type="string">
            <text:p>началось воспроизведение аудиозаписи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2">
          <table:table-cell table:style-name="ce1"/>
          <table:table-cell table:style-name="ce6" office:value-type="float" office:value="9">
            <text:p>9</text:p>
          </table:table-cell>
          <table:table-cell table:style-name="ce6"/>
          <table:table-cell table:style-name="ce6" office:value-type="string">
            <text:p>удалить аудиозапись из своего каталога</text:p>
          </table:table-cell>
          <table:table-cell table:style-name="ce16" office:value-type="string">
            <text:p>зайти в систему; <text:s text:c="74"/>в меню выбрать кнопку «музыка»; <text:s text:c="39"/>навести курсор на нужную аудиозапись; <text:s text:c="31"/>нажать на значок удаления; <text:s text:c="55"/></text:p>
          </table:table-cell>
          <table:table-cell table:style-name="ce6" office:value-type="string">
            <text:p>аудиозапись удалена из каталога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3">
          <table:table-cell table:style-name="ce1"/>
          <table:table-cell table:style-name="ce7" office:value-type="float" office:value="10">
            <text:p>10</text:p>
          </table:table-cell>
          <table:table-cell table:style-name="ce14"/>
          <table:table-cell table:style-name="ce6" office:value-type="string">
            <text:p>обновления друзей <text:s text:c="36"/></text:p>
          </table:table-cell>
          <table:table-cell table:style-name="ce16" office:value-type="string">
            <text:p>Предусловие: создать второй аккаунт и добавить его в список друзей <text:s text:c="5"/><text:s text:c="11"/><text:s text:c="11"/><text:s text:c="11"/><text:s text:c="11"/><text:s text:c="11"/><text:s text:c="11"/><text:s text:c="5"/>зайти в систему; <text:s text:c="4"/><text:s text:c="11"/><text:s text:c="11"/><text:s text:c="11"/><text:s text:c="11"/><text:s text:c="11"/><text:s text:c="11"/><text:s text:c="4"/>в меню выбрать кнопку «музыка»; <text:s text:c="9"/><text:s text:c="11"/><text:s text:c="11"/><text:s text:c="8"/>в разделе «поиск друзей» справа ввести ник друга; <text:s text:c="9"/><text:s/>нажать на строку с его ником; <text:s text:c="6"/><text:s text:c="11"/><text:s text:c="11"/><text:s text:c="11"/><text:s text:c="11"/><text:s text:c="9"/></text:p>
          </table:table-cell>
          <table:table-cell table:style-name="ce6" office:value-type="string">
            <text:p>отобразилась страница с аудиозаписями указанного пользователя из списка друзей</text:p>
          </table:table-cell>
          <table:table-cell table:style-name="ce18" table:number-columns-repeated="2"/>
          <table:table-cell table:style-name="ce24"/>
          <table:table-cell table:style-name="ce18"/>
          <table:table-cell table:style-name="ce31"/>
          <table:table-cell table:style-name="ce38"/>
          <table:table-cell table:style-name="ce39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3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4"/>
          <table:table-cell table:style-name="ce41"/>
          <table:table-cell table:style-name="ce40" table:content-validation-name="val2"/>
          <table:table-cell table:style-name="ce41"/>
          <table:table-cell table:style-name="ce43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39"/>
          <table:table-cell table:style-name="ce40" table:content-validation-name="val2"/>
          <table:table-cell table:style-name="ce39"/>
          <table:table-cell table:style-name="ce40" table:content-validation-name="val2"/>
          <table:table-cell table:style-name="ce39"/>
          <table:table-cell table:style-name="ce40" table:content-validation-name="val2"/>
          <table:table-cell table:style-name="ce39"/>
          <table:table-cell table:style-name="ce40" table:content-validation-name="val2"/>
          <table:table-cell table:style-name="ce39"/>
          <table:table-cell table:style-name="ce40" table:content-validation-name="val2"/>
          <table:table-cell table:style-name="ce39"/>
          <table:table-cell table:style-name="ce40" table:content-validation-name="val2" table:number-columns-repeated="4"/>
          <table:table-cell table:style-name="ce45" table:content-validation-name="val2"/>
          <table:table-cell table:style-name="ce40" table:content-validation-name="val2"/>
          <table:table-cell table:style-name="ce46" table:content-validation-name="val2" table:number-columns-repeated="5"/>
        </table:table-row>
        <table:table-row table:style-name="ro14">
          <table:table-cell table:style-name="ce1"/>
          <table:table-cell table:style-name="ce6" office:value-type="float" office:value="11">
            <text:p>11</text:p>
          </table:table-cell>
          <table:table-cell table:style-name="ce6"/>
          <table:table-cell table:style-name="ce6" office:value-type="string">
            <text:p>создание плейлиста</text:p>
          </table:table-cell>
          <table:table-cell table:style-name="ce16" office:value-type="string">
            <text:p>зайти в систему; <text:s text:c="4"/><text:s text:c="11"/><text:s text:c="11"/><text:s text:c="11"/><text:s text:c="11"/><text:s text:c="11"/><text:s text:c="11"/><text:s text:c="4"/>в меню выбрать кнопку «музыка»; <text:s text:c="9"/><text:s text:c="11"/><text:s text:c="11"/><text:s text:c="8"/>в разделе «плейлисты» нажать кнопку «создать» справа; в поле «название» ввести необходимое значение; <text:s text:c="11"/>в поле «описание» ввести необходимое значение; <text:s text:c="11"/><text:s/>нажать кнопку «добавить»; <text:s text:c="7"/><text:s text:c="11"/><text:s text:c="11"/><text:s text:c="11"/><text:s text:c="11"/><text:s text:c="2"/>нажать на кружки рядом с нужными аудиозаписями; <text:s text:c="6"/><text:s text:c="2"/>нажать кнопку «сохранить»; <text:s text:c="3"/><text:s text:c="11"/><text:s text:c="11"/><text:s text:c="11"/><text:s text:c="10"/></text:p>
          </table:table-cell>
          <table:table-cell table:style-name="ce6" office:value-type="string">
            <text:p>в разделе «плейлисты» появился новый созданный <text:s/>указанным названием.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5">
          <table:table-cell table:style-name="ce1"/>
          <table:table-cell table:style-name="ce6" office:value-type="float" office:value="12">
            <text:p>12</text:p>
          </table:table-cell>
          <table:table-cell table:style-name="ce12"/>
          <table:table-cell table:style-name="ce6" office:value-type="string">
            <text:p>удаление плейлиста</text:p>
          </table:table-cell>
          <table:table-cell table:style-name="ce16" office:value-type="string">
            <text:p>зайти в систему; <text:s text:c="74"/>в меню выбрать кнопку «музыка»; <text:s text:c="39"/>в разделе «плейлисты» нажать на плейлист, который необходимо удалить; <text:s text:c="64"/>нажать на кнопку «еще»; <text:s text:c="57"/>из списка открывшихся возможностей выбрать «удалить»; <text:s text:c="82"/>в окне подтверждения нажать «удалить»; <text:s text:c="26"/></text:p>
          </table:table-cell>
          <table:table-cell table:style-name="ce6" office:value-type="string">
            <text:p>Из разделе «плейлисты» удалился указанный плейлист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6">
          <table:table-cell table:style-name="ce1"/>
          <table:table-cell table:style-name="ce6" office:value-type="float" office:value="13">
            <text:p>13</text:p>
          </table:table-cell>
          <table:table-cell table:style-name="ce15" office:value-type="string">
            <text:p>товары</text:p>
          </table:table-cell>
          <table:table-cell table:style-name="ce6" office:value-type="string">
            <text:p>поиск товара</text:p>
          </table:table-cell>
          <table:table-cell table:style-name="ce16" office:value-type="string">
            <text:p>зайти в систему; <text:s text:c="4"/><text:s text:c="11"/><text:s text:c="11"/><text:s text:c="11"/><text:s text:c="11"/><text:s text:c="11"/><text:s text:c="11"/><text:s text:c="4"/>в меню выбрать кнопку «товары»; <text:s/><text:s text:c="11"/><text:s text:c="11"/><text:s text:c="11"/><text:s text:c="5"/>в поле «поиск» <text:span text:style-name="T1">ввес</text:span><text:span text:style-name="T1">ти </text:span><text:span text:style-name="T1">необ</text:span><text:span text:style-name="T1">ходи</text:span><text:span text:style-name="T1">мые </text:span><text:span text:style-name="T1">данн</text:span><text:span text:style-name="T1">ые</text:span>; <text:s text:c="3"/><text:s text:c="11"/><text:s text:c="11"/><text:s text:c="11"/><text:s text:c="11"/><text:s text:c="11"/><text:s/></text:p>
          </table:table-cell>
          <table:table-cell table:style-name="ce6" office:value-type="string">
            <text:p>отобразилась страница с товарами, соответствующие параметрам поиска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7">
          <table:table-cell table:style-name="ce1"/>
          <table:table-cell table:style-name="ce6" office:value-type="float" office:value="14">
            <text:p>14</text:p>
          </table:table-cell>
          <table:table-cell table:style-name="ce6"/>
          <table:table-cell table:style-name="ce6" office:value-type="string">
            <text:p>добавить товар</text:p>
          </table:table-cell>
          <table:table-cell table:style-name="ce16" office:value-type="string">
            <text:p>зайти в систему; <text:s text:c="4"/><text:s text:c="11"/><text:s text:c="11"/><text:s text:c="11"/><text:s text:c="11"/><text:s text:c="11"/><text:s text:c="11"/><text:s text:c="4"/>в меню выбрать кнопку «товары»; <text:s/><text:s text:c="11"/><text:s text:c="11"/><text:s text:c="11"/><text:s text:c="5"/><text:span text:style-name="T1">нажа</text:span><text:span text:style-name="T1">ть </text:span><text:span text:style-name="T1">кноп</text:span><text:span text:style-name="T1">ку </text:span><text:span text:style-name="T1">«доб</text:span><text:span text:style-name="T1">авит</text:span><text:span text:style-name="T1">ь </text:span><text:span text:style-name="T1">това</text:span><text:span text:style-name="T1">р»</text:span>; <text:s text:c="4"/><text:s text:c="11"/><text:s text:c="11"/><text:s text:c="11"/><text:s/>в полях указать необходимые характеристики; <text:s text:c="11"/><text:s text:c="7"/>нажать кнопку «создать товар» <text:s text:c="5"/><text:s text:c="11"/><text:s text:c="11"/><text:s text:c="11"/><text:s text:c="11"/><text:s text:c="2"/></text:p>
          </table:table-cell>
          <table:table-cell table:style-name="ce6" office:value-type="string">
            <text:p>в разделе «мои товары» появился новый созданный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8">
          <table:table-cell table:style-name="ce1"/>
          <table:table-cell table:style-name="ce6" office:value-type="float" office:value="15">
            <text:p>15</text:p>
          </table:table-cell>
          <table:table-cell table:style-name="ce6"/>
          <table:table-cell table:style-name="ce6" office:value-type="string">
            <text:p>удалить товар</text:p>
          </table:table-cell>
          <table:table-cell table:style-name="ce16" office:value-type="string">
            <text:p>зайти в систему; <text:s text:c="4"/><text:s text:c="11"/><text:s text:c="11"/><text:s text:c="11"/><text:s text:c="11"/><text:s text:c="11"/><text:s text:c="11"/><text:s text:c="4"/>в меню выбрать кнопку «товары»; <text:s/><text:s text:c="11"/><text:s text:c="11"/><text:s text:c="11"/><text:s text:c="5"/>в разделе «мои товары»<text:span text:style-name="T1"> <text:s/></text:span><text:span text:style-name="T1">наве</text:span><text:span text:style-name="T1">сти </text:span><text:span text:style-name="T1">курс</text:span><text:span text:style-name="T1">ор </text:span><text:span text:style-name="T1">на </text:span><text:span text:style-name="T1">подл</text:span><text:span text:style-name="T1">ежа</text:span><text:span text:style-name="T1">щий </text:span><text:span text:style-name="T1">удал</text:span><text:span text:style-name="T1">ени</text:span><text:span text:style-name="T1">ю </text:span><text:span text:style-name="T1">това</text:span><text:span text:style-name="T1">р; <text:s text:c="6"/></text:span><text:span text:style-name="T1"><text:s text:c="10"/></text:span><text:span text:style-name="T1"><text:s text:c="10"/></text:span><text:span text:style-name="T1"><text:s text:c="10"/></text:span><text:span text:style-name="T1"><text:s text:c="9"/></text:span><text:span text:style-name="T1">нажа</text:span><text:span text:style-name="T1">ть </text:span><text:span text:style-name="T1">кноп</text:span><text:span text:style-name="T1">ку </text:span><text:span text:style-name="T1">«уда</text:span><text:span text:style-name="T1">лить</text:span><text:span text:style-name="T1">»; <text:s text:c="6"/>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 text:c="6"/>в </text:span><text:span text:style-name="T1">окне </text:span><text:span text:style-name="T1">пред</text:span><text:span text:style-name="T1">упре</text:span><text:span text:style-name="T1">жде</text:span><text:span text:style-name="T1">ния </text:span><text:span text:style-name="T1">нажа</text:span><text:span text:style-name="T1">ть </text:span><text:span text:style-name="T1">«уда</text:span><text:span text:style-name="T1">лить</text:span><text:span text:style-name="T1">»;</text:span> <text:s text:c="6"/><text:s text:c="11"/><text:s text:c="11"/><text:s text:c="6"/></text:p>
          </table:table-cell>
          <table:table-cell table:style-name="ce6" office:value-type="string">
            <text:p>в разделе «мои товары» удален выбранный товар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9">
          <table:table-cell table:style-name="ce1"/>
          <table:table-cell table:style-name="ce6" office:value-type="float" office:value="16">
            <text:p>16</text:p>
          </table:table-cell>
          <table:table-cell table:style-name="ce13" office:value-type="string">
            <text:p>сообщества</text:p>
          </table:table-cell>
          <table:table-cell table:style-name="ce6" office:value-type="string">
            <text:p>создать сообщество</text:p>
          </table:table-cell>
          <table:table-cell table:style-name="ce16" office:value-type="string">
            <text:p>зайти в систему; <text:s text:c="74"/>в меню выбрать кнопку «сообщества»; <text:s text:c="33"/>нажать кнопку «создать сообщество»; <text:s text:c="27"/>выбрать из предложенных необходимую группу; <text:s text:c="16"/>заполнить поля регистрации соответствующими значениями; <text:s text:c="79"/>нажать кнопку «создать сообщество»; <text:s text:c="34"/>в окне рекомендаций выбрать одно из предложенных вариантов; <text:s text:c="70"/></text:p>
          </table:table-cell>
          <table:table-cell table:style-name="ce6" office:value-type="string">
            <text:p>в разделе «мои сообщества» появилось новое созданное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9">
          <table:table-cell table:style-name="ce1"/>
          <table:table-cell table:style-name="ce6" office:value-type="float" office:value="17">
            <text:p>17</text:p>
          </table:table-cell>
          <table:table-cell table:style-name="ce13"/>
          <table:table-cell table:style-name="ce6" office:value-type="string">
            <text:p>загрузить фото в созданное сообщество</text:p>
          </table:table-cell>
          <table:table-cell table:style-name="ce16" office:value-type="string">
            <text:p>зайти в систему; <text:s text:c="74"/>в меню выбрать кнопку «сообщества»; <text:s text:c="33"/>нажать кнопку «управление»; <text:s text:c="36"/>выбрать необходимое сообщество; <text:s text:c="28"/>нажать кнопку «загрузить фото»; <text:s text:c="44"/>нажать кнопку «выбрать файл» и загрузить необходимое фото; <text:s text:c="91"/>нажать кнопку «сохранить и продолжить»; <text:s text:c="70"/></text:p>
          </table:table-cell>
          <table:table-cell table:style-name="ce6" office:value-type="string">
            <text:p>на аватаре выбранного сообщества появилось заданное фото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9">
          <table:table-cell table:style-name="ce1"/>
          <table:table-cell table:style-name="ce6" office:value-type="float" office:value="18">
            <text:p>18</text:p>
          </table:table-cell>
          <table:table-cell table:style-name="ce13"/>
          <table:table-cell table:style-name="ce6" office:value-type="string">
            <text:p>пригласить друзей в сообщество</text:p>
          </table:table-cell>
          <table:table-cell table:style-name="ce16" office:value-type="string">
            <text:p>зайти в систему; <text:s text:c="74"/>в меню выбрать кнопку «сообщества»; <text:s text:c="33"/>нажать кнопку «управление»; <text:s text:c="36"/>нажать кнопку «пригласить друзей»; <text:s text:c="37"/>в <text:s/>отобразившемся поле выбрать необходимых друзей нажав кнопку «выслать приглашение»; <text:s text:c="99"/></text:p>
          </table:table-cell>
          <table:table-cell table:style-name="ce6" office:value-type="string">
            <text:p>в отобразившемся окне появилось сообщение, что приглашения отправлены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9">
          <table:table-cell table:style-name="ce1"/>
          <table:table-cell table:style-name="ce6" office:value-type="float" office:value="19">
            <text:p>19</text:p>
          </table:table-cell>
          <table:table-cell table:style-name="ce13"/>
          <table:table-cell table:style-name="ce6" office:value-type="string">
            <text:p>опубликовать что-либо на стене сообщества</text:p>
          </table:table-cell>
          <table:table-cell table:style-name="ce16" office:value-type="string">
            <text:p>зайти в систему; <text:s text:c="74"/>в меню выбрать кнопку «сообщества»; <text:s text:c="33"/>нажать кнопку «управление»; <text:s text:c="48"/>в поле «напиши что-нибудь» добавить необходимый текст»; <text:s text:c="83"/>нажать кнопку «опубликовать» <text:s text:c="96"/></text:p>
          </table:table-cell>
          <table:table-cell table:style-name="ce6" office:value-type="string">
            <text:p>на стене сообщества появился заданный текст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20">
          <table:table-cell table:style-name="ce1"/>
          <table:table-cell table:style-name="ce6" office:value-type="float" office:value="20">
            <text:p>20</text:p>
          </table:table-cell>
          <table:table-cell table:style-name="ce6"/>
          <table:table-cell table:style-name="ce6" office:value-type="string">
            <text:p>поиск сообществ</text:p>
          </table:table-cell>
          <table:table-cell table:style-name="ce16" office:value-type="string">
            <text:p>зайти в систему; <text:s text:c="74"/>в меню выбрать кнопку «сообщества»; <text:s text:c="33"/>поле поиска ввести необходимое значение; <text:s text:c="23"/></text:p>
          </table:table-cell>
          <table:table-cell table:style-name="ce6" office:value-type="string">
            <text:p>отобразилось окно со списком сообществ на заданную тему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8">
          <table:table-cell table:style-name="ce1"/>
          <table:table-cell table:style-name="ce6" office:value-type="float" office:value="21">
            <text:p>21</text:p>
          </table:table-cell>
          <table:table-cell table:style-name="ce6"/>
          <table:table-cell table:style-name="ce6" office:value-type="string">
            <text:p>подписаться на новое сообщество</text:p>
          </table:table-cell>
          <table:table-cell table:style-name="ce16" office:value-type="string">
            <text:p>зайти в систему; <text:s text:c="74"/>в меню выбрать кнопку «сообщества»; <text:s text:c="33"/>поле поиска ввести необходимое значение; <text:s text:c="23"/>нажать на кнопку «подписаться» рядом с нужным сообществом; <text:s text:c="21"/></text:p>
          </table:table-cell>
          <table:table-cell table:style-name="ce6" office:value-type="string">
            <text:p>в списке «мои сообщества» появилось новое заданное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8">
          <table:table-cell table:style-name="ce1"/>
          <table:table-cell table:style-name="ce6" office:value-type="float" office:value="22">
            <text:p>22</text:p>
          </table:table-cell>
          <table:table-cell table:style-name="ce6"/>
          <table:table-cell table:style-name="ce6" office:value-type="string">
            <text:p>отписаться от сообщества</text:p>
          </table:table-cell>
          <table:table-cell table:style-name="ce16" office:value-type="string">
            <text:p>зайти в систему; <text:s text:c="74"/>в меню выбрать кнопку «сообщества»; <text:s text:c="33"/>в списке выбрать необходимое сообщество и нажать кнопку «отписаться справа»; <text:s text:c="18"/></text:p>
          </table:table-cell>
          <table:table-cell table:style-name="ce6" office:value-type="string">
            <text:p>из списка моих сообществ удалилось заданное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">
          <table:table-cell table:style-name="ce2"/>
          <table:table-cell table:style-name="ce8" table:number-columns-repeated="2"/>
          <table:table-cell table:style-name="ce8" office:value-type="string">
            <text:p>Total Automation Test</text:p>
          </table:table-cell>
          <table:table-cell table:style-name="ce8" table:formula="of:=COUNT([.I8:.I22])" office:value-type="float" office:value="0">
            <text:p>0</text:p>
          </table:table-cell>
          <table:table-cell table:style-name="ce8" table:number-columns-repeated="16"/>
          <table:table-cell table:style-name="ce42" table:number-columns-repeated="2"/>
          <table:table-cell table:style-name="ce9" table:number-columns-repeated="3"/>
          <table:table-cell table:number-columns-repeated="98"/>
        </table:table-row>
        <table:table-row table:style-name="ro1">
          <table:table-cell table:style-name="ce2"/>
          <table:table-cell table:style-name="ce8" table:number-columns-repeated="2"/>
          <table:table-cell table:style-name="ce8" office:value-type="string">
            <text:p>Общее количество тестов</text:p>
          </table:table-cell>
          <table:table-cell table:style-name="ce8" table:formula="of:=COUNTA([.D8:.D22])" office:value-type="float" office:value="15">
            <text:p>15</text:p>
          </table:table-cell>
          <table:table-cell table:style-name="ce8" table:number-columns-repeated="16"/>
          <table:table-cell table:style-name="ce42" table:number-columns-repeated="2"/>
          <table:table-cell table:style-name="ce9" table:number-columns-repeated="3"/>
          <table:table-cell table:number-columns-repeated="98"/>
        </table:table-row>
        <table:table-row table:style-name="ro1">
          <table:table-cell table:style-name="ce2"/>
          <table:table-cell table:style-name="ce8" table:number-columns-repeated="2"/>
          <table:table-cell table:style-name="ce8" office:value-type="string">
            <text:p>Post-release tests</text:p>
          </table:table-cell>
          <table:table-cell table:style-name="ce8" table:formula="of:=COUNT([.J8:.J22])" office:value-type="float" office:value="0">
            <text:p>0</text:p>
          </table:table-cell>
          <table:table-cell table:style-name="ce8" table:number-columns-repeated="16"/>
          <table:table-cell table:style-name="ce42" table:number-columns-repeated="2"/>
          <table:table-cell table:style-name="ce9" table:number-columns-repeated="3"/>
          <table:table-cell table:number-columns-repeated="98"/>
        </table:table-row>
        <table:table-row table:style-name="ro2">
          <table:table-cell/>
          <table:table-cell table:style-name="ce9" table:number-columns-repeated="25"/>
          <table:table-cell table:number-columns-repeated="98"/>
        </table:table-row>
        <table:table-row table:style-name="ro21">
          <table:table-cell/>
          <table:table-cell table:style-name="ce9" table:number-columns-repeated="25"/>
          <table:table-cell table:number-columns-repeated="98"/>
        </table:table-row>
        <table:table-row table:style-name="ro21">
          <table:table-cell table:style-name="ce3"/>
          <table:table-cell table:style-name="ce9" table:number-columns-repeated="25"/>
          <table:table-cell table:number-columns-repeated="98"/>
        </table:table-row>
        <table:table-row table:style-name="ro2" table:number-rows-repeated="9">
          <table:table-cell table:style-name="ce3"/>
          <table:table-cell table:style-name="ce9" table:number-columns-repeated="25"/>
          <table:table-cell table:number-columns-repeated="98"/>
        </table:table-row>
        <table:table-row table:style-name="ro2" table:number-rows-repeated="2">
          <table:table-cell table:style-name="ce3"/>
          <table:table-cell table:number-columns-repeated="19"/>
          <table:table-cell table:style-name="ce9" table:number-columns-repeated="6"/>
          <table:table-cell table:number-columns-repeated="98"/>
        </table:table-row>
        <table:table-row table:style-name="ro2" table:number-rows-repeated="2">
          <table:table-cell table:number-columns-repeated="25"/>
          <table:table-cell table:style-name="ce9"/>
          <table:table-cell table:number-columns-repeated="98"/>
        </table:table-row>
        <table:table-row table:style-name="ro2" table:number-rows-repeated="1048527">
          <table:table-cell table:number-columns-repeated="124"/>
        </table:table-row>
        <table:table-row table:style-name="ro2">
          <table:table-cell table:number-columns-repeated="124"/>
        </table:table-row>
        <table:named-expressions/>
      </table:table>
      <table:named-expressions>
        <table:named-expression table:name="Result" table:base-cell-address="$'ДЗ №5'.$A$1" table:expression="[$#ССЫЛ!.$B$2:.$B$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 (Основной текст)" svg:font-family="'Calibri (Основной текст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1">21.07.2020</text:date>, <text:time>19:35:1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7-21T19:35:11.11</dc:date>
    <meta:editing-duration>PT4H33M16S</meta:editing-duration>
    <meta:editing-cycles>29</meta:editing-cycles>
    <meta:document-statistic meta:table-count="1" meta:cell-count="134" meta:object-count="0"/>
  </office:meta>
</office:document-meta>
</file>